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40c" officeooo:paragraph-rsid="001b140c"/>
    </style:style>
    <style:style style:name="P2" style:family="paragraph" style:parent-style-name="Standard">
      <style:text-properties style:font-name="Arial" officeooo:rsid="001b140c" officeooo:paragraph-rsid="001b140c"/>
    </style:style>
    <style:style style:name="P3" style:family="paragraph" style:parent-style-name="Standard">
      <style:text-properties style:font-name="Arial" fo:font-weight="normal" officeooo:rsid="001b140c" officeooo:paragraph-rsid="001b140c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c16cb" officeooo:paragraph-rsid="001c16cb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224eff" officeooo:paragraph-rsid="00224eff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d841c" officeooo:paragraph-rsid="002b5121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293035" officeooo:paragraph-rsid="00224eff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293035" officeooo:paragraph-rsid="002b5121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29778c" officeooo:paragraph-rsid="00224eff" style:font-weight-asian="normal" style:font-weight-complex="normal"/>
    </style:style>
    <style:style style:name="P10" style:family="paragraph" style:parent-style-name="Standard"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12" style:family="paragraph" style:parent-style-name="Standard">
      <style:text-properties style:font-name="Courier New" fo:font-weight="bold" officeooo:rsid="001b140c" officeooo:paragraph-rsid="001c4df7" style:font-weight-asian="bold" style:font-weight-complex="bold"/>
    </style:style>
    <style:style style:name="P13" style:family="paragraph" style:parent-style-name="Standard">
      <style:text-properties style:font-name="Courier New" fo:font-weight="bold" officeooo:rsid="001b140c" officeooo:paragraph-rsid="0021481a" style:font-weight-asian="bold" style:font-weight-complex="bold"/>
    </style:style>
    <style:style style:name="P14" style:family="paragraph" style:parent-style-name="Standard">
      <style:text-properties style:font-name="Courier New" fo:font-weight="bold" officeooo:rsid="001b140c" officeooo:paragraph-rsid="00224eff" style:font-weight-asian="bold" style:font-weight-complex="bold"/>
    </style:style>
    <style:style style:name="P15" style:family="paragraph" style:parent-style-name="Standard">
      <style:text-properties style:font-name="Courier New" fo:font-weight="bold" officeooo:rsid="001b140c" officeooo:paragraph-rsid="0023fcfa" style:font-weight-asian="bold" style:font-weight-complex="bold"/>
    </style:style>
    <style:style style:name="P16" style:family="paragraph" style:parent-style-name="Standard">
      <style:text-properties style:font-name="Courier New" fo:font-weight="bold" officeooo:rsid="001b140c" officeooo:paragraph-rsid="00264c44" style:font-weight-asian="bold" style:font-weight-complex="bold"/>
    </style:style>
    <style:style style:name="P17" style:family="paragraph" style:parent-style-name="Standard">
      <style:text-properties style:font-name="Courier New" fo:font-weight="bold" officeooo:rsid="001b140c" officeooo:paragraph-rsid="002681cb" style:font-weight-asian="bold" style:font-weight-complex="bold"/>
    </style:style>
    <style:style style:name="P18" style:family="paragraph" style:parent-style-name="Standard">
      <style:text-properties style:font-name="Courier New" fo:font-weight="bold" officeooo:rsid="001b140c" officeooo:paragraph-rsid="0029778c" style:font-weight-asian="bold" style:font-weight-complex="bold"/>
    </style:style>
    <style:style style:name="P19" style:family="paragraph" style:parent-style-name="Standard">
      <style:text-properties style:font-name="Courier New" fo:font-weight="bold" officeooo:rsid="001b140c" officeooo:paragraph-rsid="002b5121" style:font-weight-asian="bold" style:font-weight-complex="bold"/>
    </style:style>
    <style:style style:name="P20" style:family="paragraph" style:parent-style-name="Standard">
      <style:text-properties style:font-name="Courier New" fo:font-weight="bold" officeooo:rsid="001b140c" officeooo:paragraph-rsid="002c6528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1c16cb" officeooo:paragraph-rsid="001c16cb" style:font-weight-asian="bold" style:font-weight-complex="bold"/>
    </style:style>
    <style:style style:name="P22" style:family="paragraph" style:parent-style-name="Standard">
      <style:text-properties style:font-name="Courier New" fo:font-weight="bold" officeooo:rsid="00224eff" officeooo:paragraph-rsid="00224eff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2681cb" officeooo:paragraph-rsid="002681cb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2681cb" officeooo:paragraph-rsid="0029778c" style:font-weight-asian="bold" style:font-weight-complex="bold"/>
    </style:style>
    <style:style style:name="P25" style:family="paragraph" style:parent-style-name="Standard">
      <style:text-properties style:font-name="Courier New" fo:font-weight="bold" officeooo:rsid="00293035" officeooo:paragraph-rsid="002b5121" style:font-weight-asian="bold" style:font-weight-complex="bold"/>
    </style:style>
    <style:style style:name="P26" style:family="paragraph" style:parent-style-name="Standard">
      <style:text-properties officeooo:paragraph-rsid="002c6528"/>
    </style:style>
    <style:style style:name="P27" style:family="paragraph" style:parent-style-name="Standard">
      <style:text-properties officeooo:rsid="002c6528" officeooo:paragraph-rsid="002c6528"/>
    </style:style>
    <style:style style:name="P28" style:family="paragraph" style:parent-style-name="Standard" style:master-page-name="Standard">
      <style:paragraph-properties style:page-number="auto"/>
      <style:text-properties style:font-name="Arial Black" fo:font-size="18pt" fo:font-style="normal" fo:font-weight="bold" officeooo:rsid="001b140c" officeooo:paragraph-rsid="001b140c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style:font-name="Courier New" fo:font-weight="bold" officeooo:rsid="002c6528" officeooo:paragraph-rsid="002c6528" style:font-weight-asian="bold" style:font-weight-complex="bold"/>
    </style:style>
    <style:style style:name="P30" style:family="paragraph" style:parent-style-name="Standard">
      <style:text-properties style:font-name="Courier New" fo:font-weight="bold" officeooo:rsid="001b140c" officeooo:paragraph-rsid="002e5be8" style:font-weight-asian="bold" style:font-weight-complex="bold"/>
    </style:style>
    <style:style style:name="P31" style:family="paragraph" style:parent-style-name="Standard">
      <style:text-properties style:font-name="Courier New" fo:font-weight="bold" officeooo:rsid="001b140c" officeooo:paragraph-rsid="001c4df7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1b140c" officeooo:paragraph-rsid="003f7ebf" style:font-weight-asian="bold" style:font-weight-complex="bold"/>
    </style:style>
    <style:style style:name="P33" style:family="paragraph" style:parent-style-name="Standard">
      <style:text-properties style:font-name="Courier New" fo:font-weight="bold" officeooo:rsid="001b140c" officeooo:paragraph-rsid="004417bf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35" style:family="paragraph" style:parent-style-name="Standard">
      <style:text-properties style:font-name="Courier New" fo:font-weight="bold" officeooo:rsid="001b140c" officeooo:paragraph-rsid="002b5121" style:font-weight-asian="bold" style:font-weight-complex="bold"/>
    </style:style>
    <style:style style:name="P36" style:family="paragraph" style:parent-style-name="Standard">
      <style:text-properties style:font-name="Courier New" fo:font-weight="bold" officeooo:rsid="001b140c" officeooo:paragraph-rsid="00264c44" style:font-weight-asian="bold" style:font-weight-complex="bold"/>
    </style:style>
    <style:style style:name="P37" style:family="paragraph" style:parent-style-name="Standard">
      <style:text-properties style:font-name="Courier New" fo:font-weight="bold" officeooo:rsid="001b140c" officeooo:paragraph-rsid="004ac804" style:font-weight-asian="bold" style:font-weight-complex="bold"/>
    </style:style>
    <style:style style:name="P38" style:family="paragraph" style:parent-style-name="Standard">
      <style:text-properties style:font-name="Courier New" fo:font-weight="bold" officeooo:rsid="001b140c" officeooo:paragraph-rsid="00707eb6" style:font-weight-asian="bold" style:font-weight-complex="bold"/>
    </style:style>
    <style:style style:name="P39" style:family="paragraph" style:parent-style-name="Standard">
      <style:text-properties style:font-name="Courier New" fo:font-weight="bold" officeooo:rsid="002d78d4" officeooo:paragraph-rsid="002e2557" style:font-weight-asian="bold" style:font-weight-complex="bold"/>
    </style:style>
    <style:style style:name="P40" style:family="paragraph" style:parent-style-name="Standard">
      <style:text-properties style:font-name="Courier New" fo:font-weight="bold" officeooo:rsid="002d78d4" officeooo:paragraph-rsid="002e5be8" style:font-weight-asian="bold" style:font-weight-complex="bold"/>
    </style:style>
    <style:style style:name="P41" style:family="paragraph" style:parent-style-name="Standard">
      <style:text-properties style:font-name="Courier New" fo:font-weight="bold" officeooo:rsid="002d78d4" officeooo:paragraph-rsid="0040b3dc" style:font-weight-asian="bold" style:font-weight-complex="bold"/>
    </style:style>
    <style:style style:name="P42" style:family="paragraph" style:parent-style-name="Standard">
      <style:text-properties style:font-name="Courier New" fo:font-weight="bold" officeooo:rsid="002d78d4" officeooo:paragraph-rsid="00425ae8" style:font-weight-asian="bold" style:font-weight-complex="bold"/>
    </style:style>
    <style:style style:name="P43" style:family="paragraph" style:parent-style-name="Standard">
      <style:text-properties style:font-name="Courier New" fo:font-weight="bold" officeooo:rsid="002d78d4" officeooo:paragraph-rsid="00451f63" style:font-weight-asian="bold" style:font-weight-complex="bold"/>
    </style:style>
    <style:style style:name="P44" style:family="paragraph" style:parent-style-name="Standard">
      <style:text-properties style:font-name="Courier New" fo:font-weight="bold" officeooo:rsid="00479822" officeooo:paragraph-rsid="00479822" style:font-weight-asian="bold" style:font-weight-complex="bold"/>
    </style:style>
    <style:style style:name="P45" style:family="paragraph" style:parent-style-name="Standard">
      <style:text-properties style:font-name="Courier New" fo:font-weight="bold" officeooo:rsid="006d53a7" officeooo:paragraph-rsid="006d53a7" style:font-weight-asian="bold" style:font-weight-complex="bold"/>
    </style:style>
    <style:style style:name="P46" style:family="paragraph" style:parent-style-name="Standard">
      <style:text-properties style:font-name="Courier New" fo:font-weight="bold" officeooo:rsid="007049db" officeooo:paragraph-rsid="007049db" style:font-weight-asian="bold" style:font-weight-complex="bold"/>
    </style:style>
    <style:style style:name="P47" style:family="paragraph" style:parent-style-name="Standard">
      <style:text-properties style:font-name="Courier New" fo:font-size="16pt" fo:font-weight="bold" officeooo:rsid="001b140c" officeooo:paragraph-rsid="002b5121" style:font-size-asian="16pt" style:font-weight-asian="bold" style:font-size-complex="16pt" style:font-weight-complex="bold"/>
    </style:style>
    <style:style style:name="P48" style:family="paragraph" style:parent-style-name="Standard">
      <style:text-properties style:font-name="Courier New" fo:font-size="12pt" style:text-underline-style="none" fo:font-weight="bold" officeooo:rsid="004bd729" officeooo:paragraph-rsid="004bd729" style:font-size-asian="10.5pt" style:font-weight-asian="bold" style:font-size-complex="12pt" style:font-weight-complex="bold"/>
    </style:style>
    <style:style style:name="P49" style:family="paragraph" style:parent-style-name="Standard">
      <style:text-properties style:font-name="Courier New" fo:font-size="12pt" style:text-underline-style="none" fo:font-weight="bold" officeooo:rsid="004bd729" officeooo:paragraph-rsid="004d9d44" style:font-size-asian="10.5pt" style:font-weight-asian="bold" style:font-size-complex="12pt" style:font-weight-complex="bold"/>
    </style:style>
    <style:style style:name="P50" style:family="paragraph" style:parent-style-name="Standard">
      <style:text-properties style:font-name="Courier New" fo:font-size="12pt" style:text-underline-style="none" fo:font-weight="bold" officeooo:rsid="004bd729" officeooo:paragraph-rsid="0058dd0b" style:font-size-asian="10.5pt" style:font-weight-asian="bold" style:font-size-complex="12pt" style:font-weight-complex="bold"/>
    </style:style>
    <style:style style:name="P51" style:family="paragraph" style:parent-style-name="Standard">
      <style:text-properties style:font-name="Courier New" fo:font-size="12pt" style:text-underline-style="none" fo:font-weight="bold" officeooo:rsid="004bd729" officeooo:paragraph-rsid="0058f8b0" style:font-size-asian="10.5pt" style:font-weight-asian="bold" style:font-size-complex="12pt" style:font-weight-complex="bold"/>
    </style:style>
    <style:style style:name="P52" style:family="paragraph" style:parent-style-name="Standard">
      <style:text-properties style:font-name="Courier New" fo:font-size="12pt" style:text-underline-style="none" fo:font-weight="bold" officeooo:rsid="001b140c" officeooo:paragraph-rsid="004bd729" style:font-size-asian="10.5pt" style:font-weight-asian="bold" style:font-size-complex="12pt" style:font-weight-complex="bold"/>
    </style:style>
    <style:style style:name="P53" style:family="paragraph" style:parent-style-name="Standard">
      <style:text-properties style:font-name="Courier New" fo:font-size="12pt" style:text-underline-style="none" fo:font-weight="bold" officeooo:rsid="0058dd0b" officeooo:paragraph-rsid="0058dd0b" style:font-size-asian="10.5pt" style:font-weight-asian="bold" style:font-size-complex="12pt" style:font-weight-complex="bold"/>
    </style:style>
    <style:style style:name="P54" style:family="paragraph" style:parent-style-name="Standard">
      <style:text-properties style:font-name="Courier New" fo:font-size="12pt" style:text-underline-style="none" fo:font-weight="bold" officeooo:rsid="0062e115" officeooo:paragraph-rsid="006567e4" style:font-size-asian="10.5pt" style:font-weight-asian="bold" style:font-size-complex="12pt" style:font-weight-complex="bold"/>
    </style:style>
    <style:style style:name="P55" style:family="paragraph" style:parent-style-name="Standard">
      <style:text-properties style:font-name="Courier New" fo:font-size="12pt" style:text-underline-style="none" fo:font-weight="bold" officeooo:rsid="0063c70a" officeooo:paragraph-rsid="0063c70a" style:font-size-asian="10.5pt" style:font-weight-asian="bold" style:font-size-complex="12pt" style:font-weight-complex="bold"/>
    </style:style>
    <style:style style:name="P56" style:family="paragraph" style:parent-style-name="Standard">
      <style:text-properties style:font-name="Courier New" fo:font-size="12pt" style:text-underline-style="none" fo:font-weight="bold" officeooo:rsid="00694ef7" officeooo:paragraph-rsid="00694ef7" style:font-size-asian="10.5pt" style:font-weight-asian="bold" style:font-size-complex="12pt" style:font-weight-complex="bold"/>
    </style:style>
    <style:style style:name="P57" style:family="paragraph" style:parent-style-name="Standard">
      <style:text-properties style:font-name="Courier New" fo:font-size="12pt" style:text-underline-style="none" fo:font-weight="bold" officeooo:rsid="00694ef7" officeooo:paragraph-rsid="0069c90c" style:font-size-asian="10.5pt" style:font-weight-asian="bold" style:font-size-complex="12pt" style:font-weight-complex="bold"/>
    </style:style>
    <style:style style:name="P58" style:family="paragraph" style:parent-style-name="Standard">
      <style:text-properties style:font-name="Courier New" fo:font-size="12pt" style:text-underline-style="none" fo:font-weight="bold" officeooo:rsid="00694ef7" officeooo:paragraph-rsid="006c1964" style:font-size-asian="10.5pt" style:font-weight-asian="bold" style:font-size-complex="12pt" style:font-weight-complex="bold"/>
    </style:style>
    <style:style style:name="P59" style:family="paragraph" style:parent-style-name="Standard">
      <style:text-properties style:font-name="Courier New" fo:font-size="12pt" style:text-underline-style="none" fo:font-weight="bold" officeooo:rsid="0069c90c" officeooo:paragraph-rsid="0069c90c" style:font-size-asian="10.5pt" style:font-weight-asian="bold" style:font-size-complex="12pt" style:font-weight-complex="bold"/>
    </style:style>
    <style:style style:name="P60" style:family="paragraph" style:parent-style-name="Standard">
      <style:text-properties style:font-name="Arial" fo:font-weight="normal" officeooo:rsid="001c16cb" officeooo:paragraph-rsid="001c16cb" style:font-weight-asian="normal" style:font-weight-complex="normal"/>
    </style:style>
    <style:style style:name="P61" style:family="paragraph" style:parent-style-name="Standard">
      <style:text-properties style:font-name="Arial" fo:font-weight="normal" officeooo:rsid="001d841c" officeooo:paragraph-rsid="002b5121" style:font-weight-asian="normal" style:font-weight-complex="normal"/>
    </style:style>
    <style:style style:name="P62" style:family="paragraph" style:parent-style-name="Standard">
      <style:text-properties style:font-name="Arial" fo:font-weight="normal" officeooo:rsid="001d841c" officeooo:paragraph-rsid="00707eb6" style:font-weight-asian="normal" style:font-weight-complex="normal"/>
    </style:style>
    <style:style style:name="P63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2b5121" officeooo:paragraph-rsid="0046f3e0" style:font-size-asian="16pt" style:font-weight-asian="bold" style:font-size-complex="16pt" style:font-weight-complex="bold"/>
    </style:style>
    <style:style style:name="P64" style:family="paragraph" style:parent-style-name="Standard">
      <style:text-properties style:font-name="Arial" fo:font-size="12pt" style:text-underline-style="none" fo:font-weight="normal" officeooo:rsid="004bd729" officeooo:paragraph-rsid="004bd729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Arial" fo:font-size="12pt" style:text-underline-style="none" fo:font-weight="normal" officeooo:rsid="004d9d44" officeooo:paragraph-rsid="0058dd0b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Arial" fo:font-size="12pt" style:text-underline-style="none" fo:font-weight="normal" officeooo:rsid="004d9d44" officeooo:paragraph-rsid="0058f8b0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Arial" fo:font-size="12pt" style:text-underline-style="none" fo:font-weight="normal" officeooo:rsid="004d9d44" officeooo:paragraph-rsid="0059690c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Arial" fo:font-size="12pt" style:text-underline-style="none" fo:font-weight="normal" officeooo:rsid="004d9d44" officeooo:paragraph-rsid="005bca2f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Arial" fo:font-size="12pt" style:text-underline-style="none" fo:font-weight="normal" officeooo:rsid="0058f8b0" officeooo:paragraph-rsid="0058f8b0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Arial" fo:font-size="12pt" style:text-underline-style="none" fo:font-weight="normal" officeooo:rsid="0058f8b0" officeooo:paragraph-rsid="0059690c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Arial" fo:font-size="12pt" style:text-underline-style="none" fo:font-weight="normal" officeooo:rsid="0058f8b0" officeooo:paragraph-rsid="0062e115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Arial" fo:font-size="12pt" style:text-underline-style="none" fo:font-weight="normal" officeooo:rsid="005bca2f" officeooo:paragraph-rsid="005bca2f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Arial" fo:font-size="12pt" style:text-underline-style="none" fo:font-weight="normal" officeooo:rsid="0062e115" officeooo:paragraph-rsid="0062e115" style:font-size-asian="10.5pt" style:font-weight-asian="normal" style:font-size-complex="12pt" style:font-weight-complex="normal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1c16cb" style:font-weight-asian="normal" style:font-weight-complex="normal"/>
    </style:style>
    <style:style style:name="T3" style:family="text">
      <style:text-properties style:font-name="Arial" fo:font-weight="normal" officeooo:rsid="001c4df7" style:font-weight-asian="normal" style:font-weight-complex="normal"/>
    </style:style>
    <style:style style:name="T4" style:family="text">
      <style:text-properties style:font-name="Arial" fo:font-weight="normal" officeooo:rsid="001d841c" style:font-weight-asian="normal" style:font-weight-complex="normal"/>
    </style:style>
    <style:style style:name="T5" style:family="text">
      <style:text-properties style:font-name="Arial" fo:font-weight="normal" officeooo:rsid="00224eff" style:font-weight-asian="normal" style:font-weight-complex="normal"/>
    </style:style>
    <style:style style:name="T6" style:family="text">
      <style:text-properties style:font-name="Arial" fo:font-weight="normal" officeooo:rsid="0023fcfa" style:font-weight-asian="normal" style:font-weight-complex="normal"/>
    </style:style>
    <style:style style:name="T7" style:family="text">
      <style:text-properties style:font-name="Arial" fo:font-weight="normal" officeooo:rsid="00264c44" style:font-weight-asian="normal" style:font-weight-complex="normal"/>
    </style:style>
    <style:style style:name="T8" style:family="text">
      <style:text-properties style:font-name="Arial" fo:font-weight="normal" officeooo:rsid="002681cb" style:font-weight-asian="normal" style:font-weight-complex="normal"/>
    </style:style>
    <style:style style:name="T9" style:family="text">
      <style:text-properties style:font-name="Arial" fo:font-weight="normal" officeooo:rsid="00293035" style:font-weight-asian="normal" style:font-weight-complex="normal"/>
    </style:style>
    <style:style style:name="T10" style:family="text">
      <style:text-properties style:font-name="Arial" fo:font-weight="normal" officeooo:rsid="0029778c" style:font-weight-asian="normal" style:font-weight-complex="normal"/>
    </style:style>
    <style:style style:name="T11" style:family="text">
      <style:text-properties style:font-name="Arial" fo:font-weight="normal" officeooo:rsid="002f879d" style:font-weight-asian="normal" style:font-weight-complex="normal"/>
    </style:style>
    <style:style style:name="T12" style:family="text">
      <style:text-properties style:font-name="Arial" fo:font-weight="normal" officeooo:rsid="0040b3dc" style:font-weight-asian="normal" style:font-weight-complex="normal"/>
    </style:style>
    <style:style style:name="T13" style:family="text">
      <style:text-properties style:font-name="Arial" fo:font-weight="normal" officeooo:rsid="0047e87f" style:font-weight-asian="normal" style:font-weight-complex="normal"/>
    </style:style>
    <style:style style:name="T14" style:family="text">
      <style:text-properties style:font-name="Arial" fo:font-weight="normal" officeooo:rsid="00498771" style:font-weight-asian="normal" style:font-weight-complex="normal"/>
    </style:style>
    <style:style style:name="T15" style:family="text">
      <style:text-properties style:font-name="Arial" fo:font-weight="normal" officeooo:rsid="004ac804" style:font-weight-asian="normal" style:font-weight-complex="normal"/>
    </style:style>
    <style:style style:name="T16" style:family="text">
      <style:text-properties style:font-name="Arial" fo:font-weight="normal" officeooo:rsid="004d9d44" style:font-weight-asian="normal" style:font-weight-complex="normal"/>
    </style:style>
    <style:style style:name="T17" style:family="text">
      <style:text-properties style:font-name="Arial" fo:font-weight="normal" officeooo:rsid="0051b54a" style:font-weight-asian="normal" style:font-weight-complex="normal"/>
    </style:style>
    <style:style style:name="T18" style:family="text">
      <style:text-properties style:font-name="Arial" fo:font-weight="normal" officeooo:rsid="00537eb9" style:font-weight-asian="normal" style:font-weight-complex="normal"/>
    </style:style>
    <style:style style:name="T19" style:family="text">
      <style:text-properties style:font-name="Arial" fo:font-weight="normal" officeooo:rsid="00554fe7" style:font-weight-asian="normal" style:font-weight-complex="normal"/>
    </style:style>
    <style:style style:name="T20" style:family="text">
      <style:text-properties style:font-name="Arial" fo:font-weight="normal" officeooo:rsid="00575c97" style:font-weight-asian="normal" style:font-weight-complex="normal"/>
    </style:style>
    <style:style style:name="T21" style:family="text">
      <style:text-properties style:font-name="Arial" fo:font-weight="normal" officeooo:rsid="0058f8b0" style:font-weight-asian="normal" style:font-weight-complex="normal"/>
    </style:style>
    <style:style style:name="T22" style:family="text">
      <style:text-properties style:font-name="Arial" fo:font-weight="normal" officeooo:rsid="0060e1f0" style:font-weight-asian="normal" style:font-weight-complex="normal"/>
    </style:style>
    <style:style style:name="T23" style:family="text">
      <style:text-properties style:font-name="Arial" fo:font-weight="normal" officeooo:rsid="0066615b" style:font-weight-asian="normal" style:font-weight-complex="normal"/>
    </style:style>
    <style:style style:name="T24" style:family="text">
      <style:text-properties style:font-name="Arial" fo:font-weight="normal" officeooo:rsid="0069c90c" style:font-weight-asian="normal" style:font-weight-complex="normal"/>
    </style:style>
    <style:style style:name="T25" style:family="text">
      <style:text-properties style:font-name="Arial" fo:font-weight="normal" officeooo:rsid="006c1964" style:font-weight-asian="normal" style:font-weight-complex="normal"/>
    </style:style>
    <style:style style:name="T26" style:family="text">
      <style:text-properties style:font-name="Arial" fo:font-weight="normal" officeooo:rsid="006e3154" style:font-weight-asian="normal" style:font-weight-complex="normal"/>
    </style:style>
    <style:style style:name="T27" style:family="text">
      <style:text-properties style:font-name="Arial" fo:font-weight="normal" officeooo:rsid="006fbeb6" style:font-weight-asian="normal" style:font-weight-complex="normal"/>
    </style:style>
    <style:style style:name="T28" style:family="text">
      <style:text-properties style:font-name="Arial" fo:font-weight="normal" officeooo:rsid="00707eb6" style:font-weight-asian="normal" style:font-weight-complex="normal"/>
    </style:style>
    <style:style style:name="T29" style:family="text">
      <style:text-properties style:font-name="Arial" fo:font-weight="normal" officeooo:rsid="0070a3f7" style:font-weight-asian="normal" style:font-weight-complex="normal"/>
    </style:style>
    <style:style style:name="T30" style:family="text">
      <style:text-properties style:font-name="Arial" fo:font-weight="normal" officeooo:rsid="00718ac7" style:font-weight-asian="normal" style:font-weight-complex="normal"/>
    </style:style>
    <style:style style:name="T31" style:family="text">
      <style:text-properties style:font-name="Arial" style:text-underline-style="solid" style:text-underline-width="auto" style:text-underline-color="font-color" officeooo:rsid="001c16cb"/>
    </style:style>
    <style:style style:name="T32" style:family="text">
      <style:text-properties style:font-name="Arial" style:text-underline-style="solid" style:text-underline-width="auto" style:text-underline-color="font-color" officeooo:rsid="002b5121"/>
    </style:style>
    <style:style style:name="T33" style:family="text">
      <style:text-properties officeooo:rsid="001c16cb"/>
    </style:style>
    <style:style style:name="T34" style:family="text">
      <style:text-properties officeooo:rsid="0021481a"/>
    </style:style>
    <style:style style:name="T35" style:family="text">
      <style:text-properties officeooo:rsid="00224eff"/>
    </style:style>
    <style:style style:name="T36" style:family="text">
      <style:text-properties style:font-name="Courier New" officeooo:rsid="00224eff"/>
    </style:style>
    <style:style style:name="T37" style:family="text">
      <style:text-properties style:font-name="Courier New" fo:font-weight="bold" style:font-weight-asian="bold" style:font-weight-complex="bold"/>
    </style:style>
    <style:style style:name="T38" style:family="text">
      <style:text-properties style:font-name="Courier New" fo:font-weight="bold" officeooo:rsid="002c6528" style:font-weight-asian="bold" style:font-weight-complex="bold"/>
    </style:style>
    <style:style style:name="T39" style:family="text">
      <style:text-properties style:font-name="Courier New" fo:font-weight="bold" officeooo:rsid="002d78d4" style:font-weight-asian="bold" style:font-weight-complex="bold"/>
    </style:style>
    <style:style style:name="T40" style:family="text">
      <style:text-properties style:font-name="Courier New" fo:font-weight="bold" officeooo:rsid="004bd729" style:font-weight-asian="bold" style:font-weight-complex="bold"/>
    </style:style>
    <style:style style:name="T41" style:family="text">
      <style:text-properties style:font-name="Courier New" fo:font-weight="bold" officeooo:rsid="0059690c" style:font-weight-asian="bold" style:font-weight-complex="bold"/>
    </style:style>
    <style:style style:name="T42" style:family="text">
      <style:text-properties style:font-name="Courier New" fo:font-weight="bold" officeooo:rsid="0062e115" style:font-weight-asian="bold" style:font-weight-complex="bold"/>
    </style:style>
    <style:style style:name="T43" style:family="text">
      <style:text-properties style:font-name="Courier New" fo:font-weight="bold" officeooo:rsid="0071e2c4" style:font-weight-asian="bold" style:font-weight-complex="bold"/>
    </style:style>
    <style:style style:name="T44" style:family="text">
      <style:text-properties style:font-name="Courier New" fo:font-size="12pt" fo:font-weight="bold" officeooo:rsid="002c6528" style:font-size-asian="12pt" style:font-weight-asian="bold" style:font-size-complex="12pt" style:font-weight-complex="bold"/>
    </style:style>
    <style:style style:name="T45" style:family="text">
      <style:text-properties officeooo:rsid="00264c44"/>
    </style:style>
    <style:style style:name="T46" style:family="text">
      <style:text-properties officeooo:rsid="00293035"/>
    </style:style>
    <style:style style:name="T47" style:family="text">
      <style:text-properties officeooo:rsid="0029778c"/>
    </style:style>
    <style:style style:name="T48" style:family="text">
      <style:text-properties officeooo:rsid="002c6528"/>
    </style:style>
    <style:style style:name="T49" style:family="text">
      <style:text-properties officeooo:rsid="002d78d4"/>
    </style:style>
    <style:style style:name="T50" style:family="text">
      <style:text-properties officeooo:rsid="002f879d"/>
    </style:style>
    <style:style style:name="T51" style:family="text">
      <style:text-properties officeooo:rsid="0031733b"/>
    </style:style>
    <style:style style:name="T52" style:family="text">
      <style:text-properties officeooo:rsid="0035b80c"/>
    </style:style>
    <style:style style:name="T53" style:family="text">
      <style:text-properties officeooo:rsid="00451f63"/>
    </style:style>
    <style:style style:name="T54" style:family="text">
      <style:text-properties officeooo:rsid="004c202c"/>
    </style:style>
    <style:style style:name="T55" style:family="text">
      <style:text-properties officeooo:rsid="004d9d44"/>
    </style:style>
    <style:style style:name="T56" style:family="text">
      <style:text-properties officeooo:rsid="004f1243"/>
    </style:style>
    <style:style style:name="T57" style:family="text">
      <style:text-properties officeooo:rsid="0050e734"/>
    </style:style>
    <style:style style:name="T58" style:family="text">
      <style:text-properties officeooo:rsid="0058dd0b"/>
    </style:style>
    <style:style style:name="T59" style:family="text">
      <style:text-properties officeooo:rsid="0058f8b0"/>
    </style:style>
    <style:style style:name="T60" style:family="text">
      <style:text-properties officeooo:rsid="0059690c"/>
    </style:style>
    <style:style style:name="T61" style:family="text">
      <style:text-properties officeooo:rsid="0059cf68"/>
    </style:style>
    <style:style style:name="T62" style:family="text">
      <style:text-properties officeooo:rsid="005d361f"/>
    </style:style>
    <style:style style:name="T63" style:family="text">
      <style:text-properties officeooo:rsid="0063c70a"/>
    </style:style>
    <style:style style:name="T64" style:family="text">
      <style:text-properties officeooo:rsid="007049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ixel Toy</text:p>
      <text:p text:style-name="P1"/>
      <text:p text:style-name="P10">Functions</text:p>
      <text:p text:style-name="P11"/>
      <text:p text:style-name="P47"><text:span text:style-name="T31">Drawing</text:span><text:tab/></text:p>
      <text:p text:style-name="P11">drawRectangle(x, y, width, height <text:span text:style-name="T48">[</text:span>, <text:span text:style-name="T48">rotation]</text:span>)</text:p>
      <text:p text:style-name="P11">drawLine(x1, y1, x2, y2)</text:p>
      <text:p text:style-name="P11">drawPoint(x, y)</text:p>
      <text:p text:style-name="P20">drawString(x, y, string <text:span text:style-name="T48">[</text:span>, <text:span text:style-name="T48">rotation] [, size] [</text:span>, <text:span text:style-name="T48">centered]</text:span>)</text:p>
      <text:p text:style-name="P20">draw<text:span text:style-name="T34">Circle</text:span>(x, y, <text:span text:style-name="T34">radius [</text:span>, <text:span text:style-name="T48">rotation]</text:span>)</text:p>
      <text:p text:style-name="P26"><text:span text:style-name="T38">drawEllipse(x, y, </text:span><text:span text:style-name="T44">radiusX, radiusY [, rotation]</text:span><text:span text:style-name="T38">)</text:span></text:p>
      <text:p text:style-name="P29">drawPolygon(point1x, point1y, point2x, point2y, ... [, rotation = x])</text:p>
      <text:p text:style-name="P29">drawRegularPolygon(x, y, order, size, [, rotation])</text:p>
      <text:p text:style-name="P27"/>
      <text:p text:style-name="P29">setWireFrame( boolean )</text:p>
      <text:p text:style-name="P13"/>
      <text:p text:style-name="P22">loadImage(src, <text:span text:style-name="T56">smooth = True, animatedImageCountX = 1</text:span>)</text:p>
      <text:p text:style-name="P14"><text:span text:style-name="T35"><text:tab/></text:span><text:span text:style-name="T5">Loads an image from the specified location on disk.</text:span></text:p>
      <text:p text:style-name="P14"><text:span text:style-name="T5"><text:tab/></text:span><text:span text:style-name="T9">Optional arguments:</text:span></text:p>
      <text:p text:style-name="P7"><text:tab/><text:tab/>smooth: smooth the image when drawing. True by default</text:p>
      <text:p text:style-name="P14"><text:span text:style-name="T9"><text:tab/><text:tab/></text:span><text:span text:style-name="T10">animatedImageCountX: </text:span></text:p>
      <text:p text:style-name="P9"><text:tab/><text:tab/><text:tab/>Number of animated image frames the image file contains. 1 by default.</text:p>
      <text:p text:style-name="P5"><text:tab/>Example:</text:p>
      <text:p text:style-name="P14"><text:span text:style-name="T5"><text:tab/><text:tab/></text:span><text:span text:style-name="T36">image = loadImage('res/man1.png')</text:span></text:p>
      <text:p text:style-name="P15"><text:span text:style-name="T36"><text:tab/></text:span><text:span text:style-name="T6">Be sure to load images before starting the main loop, otherwise you're loading the <text:tab/>same image 60 times per second!</text:span></text:p>
      <text:p text:style-name="P22">drawImage(image, x, y, width, height)</text:p>
      <text:p text:style-name="P15"><text:tab/><text:span text:style-name="T6">Draws an image that was loaded by loadImage. The remaining parameters are used <text:tab/>similar to the drawRectangle() function.</text:span></text:p>
      <text:p text:style-name="P23">image.rotate(rotationDegrees)</text:p>
      <text:p text:style-name="P17"><text:span text:style-name="T6"><text:tab/></text:span><text:span text:style-name="T8">Rotates the image by the specified amount. Next time the image is drawn it is rotated <text:tab/>by the new rotation.</text:span></text:p>
      <text:p text:style-name="P23">image.setRotation(rotationDegrees)</text:p>
      <text:p text:style-name="P17"><text:span text:style-name="T6"><text:tab/></text:span><text:span text:style-name="T8">Sets the rotation of the image</text:span></text:p>
      <text:p text:style-name="P23">image.draw()</text:p>
      <text:p text:style-name="P17"><text:tab/><text:span text:style-name="T8">Same effect as drawImage.</text:span></text:p>
      <text:p text:style-name="P24">image.<text:span text:style-name="T47">nextAnimationFrame</text:span>()</text:p>
      <text:p text:style-name="P18"><text:span text:style-name="T8"><text:tab/></text:span><text:span text:style-name="T10">Shows the next frame of the animated image</text:span></text:p>
      <text:p text:style-name="P24">image.<text:span text:style-name="T47">resetAnimation</text:span>()</text:p>
      <text:p text:style-name="P18"><text:span text:style-name="T8"><text:tab/></text:span><text:span text:style-name="T10">Start the image animation over from the start.</text:span></text:p>
      <text:p text:style-name="P19"/>
      <text:p text:style-name="P19">useColour(r, g, b <text:span text:style-name="T46">[</text:span>, a<text:span text:style-name="T46">]</text:span>)</text:p>
      <text:p text:style-name="P19"><text:tab/><text:span text:style-name="T4">After calling this function, anything you draw will use this colour.</text:span></text:p>
      <text:p text:style-name="P6"><text:tab/>Until you update the colour again, of course.</text:p>
      <text:p text:style-name="P6"><text:tab/><text:span text:style-name="T46">The alpha component is optional.</text:span></text:p>
      <text:p text:style-name="P6"/>
      <text:p text:style-name="P38">setBackgroundColour(r, g, b)</text:p>
      <text:p text:style-name="P38"><text:soft-page-break/><text:tab/><text:span text:style-name="T28">Set the background colour</text:span></text:p>
      <text:p text:style-name="P62"/>
      <text:p text:style-name="P19">newFrame()</text:p>
      <text:p text:style-name="P19"><text:tab/><text:span text:style-name="T4">Call this function when you are ready to draw a new frame.</text:span></text:p>
      <text:p text:style-name="P46">GL Matrix interface:</text:p>
      <text:p text:style-name="P46"><text:tab/><text:span text:style-name="T1">Everything drawn between a GLpush call and a GLpop call will be <text:tab/>translated/rotated/scaled depending on which GL function you call.</text:span></text:p>
      <text:p text:style-name="P46"><text:span text:style-name="T1"><text:tab/>Example:</text:span></text:p>
      <text:p text:style-name="P46"><text:span text:style-name="T1"><text:tab/><text:tab/>GLpush()</text:span></text:p>
      <text:p text:style-name="P46"><text:span text:style-name="T1"><text:tab/><text:tab/>GLtranslate(10, 0)</text:span></text:p>
      <text:p text:style-name="P46"><text:span text:style-name="T1"><text:tab/><text:tab/>drawCircle(10, 10, 5) <text:s/>#circle will actually be drawn at (20, 10)</text:span></text:p>
      <text:p text:style-name="P46"><text:span text:style-name="T1"><text:tab/><text:tab/>GLpop()</text:span></text:p>
      <text:p text:style-name="P45"><text:span text:style-name="T64"><text:tab/>GLpush()</text:span><text:span text:style-name="T1"> <text:s/></text:span><text:span text:style-name="T26">Pushes a matrix </text:span></text:p>
      <text:p text:style-name="P45"><text:span text:style-name="T64"><text:tab/>GLpop()</text:span><text:span text:style-name="T1"> <text:s/></text:span><text:span text:style-name="T26">Pops a matrix</text:span></text:p>
      <text:p text:style-name="P45"><text:span text:style-name="T64"><text:tab/>GLtranslate( dx, dy )</text:span><text:span text:style-name="T1"> <text:s/></text:span><text:span text:style-name="T27">Translates everything drawn by (dx, dy)</text:span></text:p>
      <text:p text:style-name="P45"><text:span text:style-name="T64"><text:tab/>GLrotate( angle )</text:span><text:span text:style-name="T1"> </text:span><text:span text:style-name="T27">Rotates everything drawn around the bottom left corner</text:span></text:p>
      <text:p text:style-name="P45"><text:span text:style-name="T64"><text:tab/>GLscale( sx, sy )</text:span><text:span text:style-name="T1"> </text:span><text:span text:style-name="T27">Scales everything drawn by (sx, sy)</text:span></text:p>
      <text:p text:style-name="P45"><text:span text:style-name="T1"/></text:p>
      <text:p text:style-name="P63">Audio</text:p>
      <text:p text:style-name="P56">setListenerPosition(x, y, z)</text:p>
      <text:p text:style-name="P56"><text:span text:style-name="T24"><text:tab/>Sets the Listeners position</text:span></text:p>
      <text:p text:style-name="P56"/>
      <text:p text:style-name="P56">setListenerVelocity(x, y, z)</text:p>
      <text:p text:style-name="P57"><text:s text:c="4"/><text:tab/><text:span text:style-name="T24">Sets the Listeners velocity</text:span></text:p>
      <text:p text:style-name="P56"/>
      <text:p text:style-name="P56">setListenerOrientation(x, y, z, upaxis = "z")</text:p>
      <text:p text:style-name="P57"><text:span text:style-name="T24"><text:tab/>Sets the Listeners orientation.</text:span></text:p>
      <text:p text:style-name="P57"><text:span text:style-name="T24"><text:tab/>Parameters:</text:span></text:p>
      <text:p text:style-name="P57"><text:span text:style-name="T24"><text:tab/><text:tab/>x, y, z: The forward vector</text:span></text:p>
      <text:p text:style-name="P59"><text:span text:style-name="T1"><text:tab/><text:tab/>upaxis: can be “x”, “y” or “z”. Determines which axis is the up vector</text:span></text:p>
      <text:p text:style-name="P59"><text:span text:style-name="T1"><text:tab/></text:span></text:p>
      <text:p text:style-name="P56">rewindAllSources() <text:span text:style-name="T25">rewinds all sources.</text:span></text:p>
      <text:p text:style-name="P58">stopAllSources() <text:span text:style-name="T25">stops all sources.</text:span></text:p>
      <text:p text:style-name="P58">pauseAllSources() <text:span text:style-name="T25">pauses all sources.</text:span></text:p>
      <text:p text:style-name="P56"><text:s text:c="4"/></text:p>
      <text:p text:style-name="P56">setVolume(volume)</text:p>
      <text:p text:style-name="P56"><text:tab/><text:span text:style-name="T24">Sets the master volume, can go up to infinity but not advised to go above 15.</text:span></text:p>
      <text:p text:style-name="P56"><text:s text:c="4"/></text:p>
      <text:p text:style-name="P48">Source( path, type = “static”, loop = False )</text:p>
      <text:p text:style-name="P48"><text:tab/><text:span text:style-name="T1">Returns a new Source object. </text:span><text:span text:style-name="T22">Can play either .ogg files or .wav files.</text:span></text:p>
      <text:p text:style-name="P64"><text:tab/><text:span text:style-name="T56">Optional arguments:</text:span></text:p>
      <text:p text:style-name="P64"><text:tab/><text:tab/><text:span text:style-name="T56">type: Can be either “static” or “stream”</text:span></text:p>
      <text:p text:style-name="P64"><text:tab/><text:tab/><text:tab/>“<text:span text:style-name="T57">static”: The entire sound file with be loaded on the disk</text:span></text:p>
      <text:p text:style-name="P64"><text:tab/><text:tab/><text:tab/>“<text:span text:style-name="T57">stream”: Chunks of the sound file will be loaded bit by bit <text:s/>while playing <text:tab/><text:tab/><text:tab/><text:tab/><text:tab/>(good for music files)</text:span></text:p>
      <text:p text:style-name="P64"><text:tab/><text:tab/><text:span text:style-name="T57">loop: whether or not the source should loop</text:span></text:p>
      <text:p text:style-name="P64"><text:tab/>Example<text:span text:style-name="T54">s</text:span>:</text:p>
      <text:p text:style-name="P64"><text:soft-page-break/><text:tab/><text:tab/><text:span text:style-name="T55">source = Source('res/heal.ogg') #source will not loop or stream</text:span></text:p>
      <text:p text:style-name="P48"><text:span text:style-name="T1"><text:tab/><text:tab/>source = Source('res/heal.ogg', True) <text:s/># source will loop </text:span><text:span text:style-name="T16">but not stream</text:span></text:p>
      <text:p text:style-name="P48"><text:span text:style-name="T1"><text:tab/><text:tab/>source = Source('res/heal.ogg', “stream”) <text:s/># source will stream the ogg file</text:span></text:p>
      <text:p text:style-name="P49"><text:span text:style-name="T1"><text:tab/><text:tab/></text:span><text:span text:style-name="T16">source = Source(</text:span><text:span text:style-name="T1">'res/heal.ogg', “stream”, </text:span><text:span text:style-name="T16">True) <text:s/># source will stream and loop</text:span></text:p>
      <text:p text:style-name="P48"><text:span text:style-name="T1"/></text:p>
      <text:p text:style-name="P52"><text:span text:style-name="T6"><text:tab/>Be sure to load </text:span><text:span text:style-name="T17">sources</text:span><text:span text:style-name="T6"> before starting the main loop, otherwise you're </text:span><text:span text:style-name="T19">loading</text:span><text:span text:style-name="T6"> </text:span><text:span text:style-name="T19">a <text:tab/></text:span><text:span text:style-name="T18">source</text:span><text:span text:style-name="T6"> 60 times per second </text:span><text:span text:style-name="T20">and openAL will crap itself</text:span><text:span text:style-name="T6">!</text:span></text:p>
      <text:p text:style-name="P52"><text:span text:style-name="T6"/></text:p>
      <text:p text:style-name="P50">source.setPitch(<text:span text:style-name="T58">pitch</text:span>)</text:p>
      <text:p text:style-name="P53"><text:tab/><text:span text:style-name="T16">Sets the pitch of the source</text:span></text:p>
      <text:p text:style-name="P50">source.setVolume(<text:span text:style-name="T58">volume</text:span>)</text:p>
      <text:p text:style-name="P50"><text:tab/><text:span text:style-name="T16">Sets the volume of the source (volume will be clamped between 0 and 1)</text:span></text:p>
      <text:p text:style-name="P50">source.setPosition(<text:span text:style-name="T58">x</text:span>, <text:span text:style-name="T58">y</text:span>, <text:span text:style-name="T58">z</text:span>)</text:p>
      <text:p text:style-name="P50"><text:tab/><text:span text:style-name="T16">Sets the position of the source</text:span></text:p>
      <text:p text:style-name="P51">source.set<text:span text:style-name="T59">Direction</text:span>(<text:span text:style-name="T58">x</text:span>, <text:span text:style-name="T58">y</text:span>, <text:span text:style-name="T58">z</text:span>)</text:p>
      <text:p text:style-name="P51"><text:span text:style-name="T16"><text:tab/>Sets the </text:span><text:span text:style-name="T21">direction</text:span><text:span text:style-name="T16"> of the source</text:span></text:p>
      <text:p text:style-name="P50">source.setVelocity(<text:span text:style-name="T58">x</text:span>, <text:span text:style-name="T58">y</text:span>, <text:span text:style-name="T58">z</text:span>)</text:p>
      <text:p text:style-name="P50"><text:tab/><text:span text:style-name="T16">Sets the velocity of the source</text:span></text:p>
      <text:p text:style-name="P50">source.setLooping(<text:span text:style-name="T59">enabled</text:span>)</text:p>
      <text:p text:style-name="P65"><text:tab/>Sets whether or not the source should loop</text:p>
      <text:p text:style-name="P69"><text:span text:style-name="T40">s</text:span><text:span text:style-name="T37">ource.setRelative(enabled)</text:span></text:p>
      <text:p text:style-name="P66"><text:span text:style-name="T37"><text:tab/></text:span>Sets whether or not the source's position is relative to the listene</text:p>
      <text:p text:style-name="P70"><text:span text:style-name="T40">s</text:span><text:span text:style-name="T37">ource.set</text:span><text:span text:style-name="T41">Cone</text:span><text:span text:style-name="T37">(</text:span><text:span text:style-name="T41">innerAngle, outerAngle, outerVolume</text:span><text:span text:style-name="T37">)</text:span></text:p>
      <text:p text:style-name="P67"><text:span text:style-name="T37"><text:tab/></text:span>Sets <text:span text:style-name="T60">a directional volume cone for the source. Combined with setDirection the cone <text:tab/>angles allow for the sources's volume to vary depending on the sources direction.</text:span></text:p>
      <text:p text:style-name="P67"><text:tab/><text:span text:style-name="T61">Parameters:</text:span></text:p>
      <text:p text:style-name="P67"><text:tab/><text:tab/><text:span text:style-name="T61">innerAngle: The angle from the source's direction where if the listener is within <text:tab/><text:tab/><text:tab/>the cone created by the angle, it hears the sound at normal volume. </text:span></text:p>
      <text:p text:style-name="P68"><text:span text:style-name="T61"><text:tab/><text:tab/>outerAngle: If the listener is between the cones defined by this angle and <text:tab/><text:tab/><text:tab/><text:tab/>innerAngle, it will hear the sound with a volume between the normal <text:tab/><text:tab/><text:tab/>volume and the outerVolume.</text:span></text:p>
      <text:p text:style-name="P72"><text:tab/><text:tab/><text:span text:style-name="T62">o</text:span>uterVolume: <text:span text:style-name="T62">The source's volume when the listener is outside both the inner <text:tab/><text:tab/><text:tab/>and outer cone angles.</text:span></text:p>
      <text:p text:style-name="P72"/>
      <text:p text:style-name="P71"><text:span text:style-name="T40">s</text:span><text:span text:style-name="T37">ource.</text:span><text:span text:style-name="T42">play() </text:span><text:span text:style-name="T61">Plays the source.</text:span></text:p>
      <text:p text:style-name="P71"><text:span text:style-name="T40">s</text:span><text:span text:style-name="T42">ource.stop() </text:span><text:span text:style-name="T61">Stops the source and rewinds it.</text:span></text:p>
      <text:p text:style-name="P71"><text:span text:style-name="T40">s</text:span><text:span text:style-name="T42">ource.pause() </text:span><text:span text:style-name="T61">Pauses the source.</text:span></text:p>
      <text:p text:style-name="P73"><text:span text:style-name="T37">source.rewind() </text:span><text:span text:style-name="T61">Makes the source start at the beginning.</text:span></text:p>
      <text:p text:style-name="P73"/>
      <text:p text:style-name="P55">The Getters: <text:span text:style-name="T23">Returns whatever their description says</text:span></text:p>
      <text:p text:style-name="P54"><text:span text:style-name="T63">s</text:span>ource.<text:span text:style-name="T63">isLooping(), s</text:span>ource.<text:span text:style-name="T63">isPlaying(), s</text:span>ource.<text:span text:style-name="T63">isStopped(), s</text:span>ource.<text:span text:style-name="T63">isPaused(), s</text:span>ource.<text:span text:style-name="T63">isRelative(), s</text:span>ource.<text:span text:style-name="T63">getVolume(), s</text:span>ource.<text:span text:style-name="T63">getPitch(), s</text:span>ource.<text:span text:style-name="T63">getPosition(), s</text:span>ource.<text:span text:style-name="T63">getVelocity(), s</text:span>ource.<text:span text:style-name="T63">getDirection(), s</text:span>ource.<text:span text:style-name="T63">getCone()</text:span></text:p>
      <text:p text:style-name="P47"/>
      <text:p text:style-name="P47"><text:span text:style-name="T32">Input</text:span></text:p>
      <text:p text:style-name="P11">is<text:span text:style-name="T45">Left</text:span>MouseDown()</text:p>
      <text:p text:style-name="P11"><text:soft-page-break/><text:tab/><text:span text:style-name="T4">Returns True if the left mouse button is pressed. False if it is not.</text:span></text:p>
      <text:p text:style-name="P16">is<text:span text:style-name="T45">Right</text:span>MouseDown()</text:p>
      <text:p text:style-name="P16"><text:span text:style-name="T4"><text:tab/>Returns True if the </text:span><text:span text:style-name="T7">right</text:span><text:span text:style-name="T4"> mouse button is pressed. False if it is not.</text:span></text:p>
      <text:p text:style-name="P16"><text:span text:style-name="T45">getMouseWheelDelta</text:span>()</text:p>
      <text:p text:style-name="P16"><text:span text:style-name="T4"><text:tab/>Returns </text:span><text:span text:style-name="T7">the number of steps that the mouse wheel has been moved up since the <text:tab/>previous call to this function.</text:span></text:p>
      <text:p text:style-name="P44">getTime()</text:p>
      <text:p text:style-name="P44"><text:tab/><text:span text:style-name="T7">Returns </text:span><text:span text:style-name="T1">a counted time </text:span><text:span text:style-name="T30">in seconds </text:span><text:span text:style-name="T1"><text:s/>with no specific start time, use it only for telling the <text:tab/>difference between two different times.</text:span></text:p>
      <text:p text:style-name="P8"/>
      <text:p text:style-name="P19">isKeyDown(key)</text:p>
      <text:p text:style-name="P12"><text:span text:style-name="T2"><text:tab/>Returns True or False depending on whether the specified key</text:span><text:span text:style-name="T3"> </text:span><text:span text:style-name="T2">is pressed.</text:span></text:p>
      <text:p text:style-name="P4"><text:tab/>Example: check if the 'e' key is pressed: </text:p>
      <text:p text:style-name="P4"><text:tab/><text:tab/><text:span text:style-name="T37">if isKeyDown('e'):</text:span></text:p>
      <text:p text:style-name="P21"><text:tab/><text:tab/><text:tab/>print 'e'</text:p>
      <text:p text:style-name="P4"><text:tab/>Here's a list of all possible keys:</text:p>
      <text:p text:style-name="P4"/>
      <text:p text:style-name="P4"><text:tab/>Letters: <text:span text:style-name="T39">a, b, c, d, e, f, g, h, </text:span><text:span text:style-name="T43">i</text:span><text:span text:style-name="T39">, j, k, l, m, n, o, p, q, r, s, <text:tab/><text:tab/>t, u, v, w, x, y, z</text:span></text:p>
      <text:p text:style-name="P4"><text:span text:style-name="T39"/></text:p>
      <text:p text:style-name="P4"><text:tab/>Numbers: <text:span text:style-name="T39">0, 1, 2, 3, 4, 5, 6, 7, 8, 9</text:span></text:p>
      <text:p text:style-name="P4"/>
      <text:p text:style-name="P33"><text:span text:style-name="T2"><text:tab/></text:span><text:span text:style-name="T11">Numpad: </text:span><text:span text:style-name="T49">numpad1, numpad2, numpad3, numpad4, numpad5, numpad6, <text:tab/><text:tab/>numpad7, numpad8, numpad9, numpad0, numpadequals, <text:tab/><text:tab/><text:tab/>numpadenter, numpadcomma, decimal, divide, multiply, <text:tab/><text:tab/><text:tab/>subtract, add</text:span></text:p>
      <text:p text:style-name="P12"/>
      <text:p text:style-name="P12"><text:span text:style-name="T11"><text:tab/>Function keys:</text:span><text:span text:style-name="T49"> f1, f2, f3, f4, f5, f6, f7, f8, f9, f10, f11, f12, <text:tab/><text:tab/>f13, f14, f15, f16, f17, f18, f19</text:span></text:p>
      <text:p text:style-name="P40"/>
      <text:p text:style-name="P43"><text:span text:style-name="T11"><text:tab/>Punctuation: </text:span>colon, comma, period, slash, semicolon, space, <text:tab/><text:tab/><text:tab/>apostrophe, grave, underline, lbracket, rbracket, <text:tab/><text:tab/><text:tab/><text:span text:style-name="T52">circumflex, </text:span>backslash, tab, minus, equals</text:p>
      <text:p text:style-name="P41"/>
      <text:p text:style-name="P41"><text:span text:style-name="T11"><text:tab/></text:span><text:span text:style-name="T12">Editing</text:span><text:span text:style-name="T11"> keys:</text:span> insert, delete, rshift, lshift, rcontrol, lcontrol, <text:s/><text:tab/><text:tab/>back<text:span text:style-name="T51">space, capslock,</text:span> numlock, <text:span text:style-name="T52">scroll, ralt, lalt</text:span></text:p>
      <text:p text:style-name="P30"/>
      <text:p text:style-name="P32"><text:tab/><text:span text:style-name="T11">Navigation keys:</text:span><text:span text:style-name="T50"> up, left, right, down, end, home, escape, enter, <text:tab/><text:tab/> pageup, pagedown</text:span></text:p>
      <text:p text:style-name="P39"/>
      <text:p text:style-name="P42"><text:span text:style-name="T11"><text:tab/>System keys:</text:span><text:span text:style-name="T50"> </text:span>clear, sysrq, function, pause, stop, section<text:span text:style-name="T50">, <text:tab/><text:tab/><text:tab/>rwindows, lwindows</text:span></text:p>
      <text:p text:style-name="P11"/>
      <text:p text:style-name="P11">random()</text:p>
      <text:p text:style-name="P3"><text:tab/><text:span text:style-name="T33">Returns a random value between 0.0 and 1.0</text:span></text:p>
      <text:p text:style-name="P25">quit()</text:p>
      <text:p text:style-name="P25"><text:tab/><text:span text:style-name="T1">Exit the program immediately</text:span></text:p>
      <text:p text:style-name="P10"/>
      <text:p text:style-name="P10"><text:soft-page-break/>Variables</text:p>
      <text:p text:style-name="P11"/>
      <text:p text:style-name="P4">These variables contain some utility values. They are updated every time you call the newFrame() function. </text:p>
      <text:p text:style-name="P11"/>
      <text:p text:style-name="P37">_mouseX <text:span text:style-name="T15">The x component of the mouse position on the screen</text:span></text:p>
      <text:p text:style-name="P37">_mouseY <text:span text:style-name="T15">The y component of the mouse position on the screen</text:span></text:p>
      <text:p text:style-name="P11">_screenWidth <text:span text:style-name="T15">The width of the screen</text:span></text:p>
      <text:p text:style-name="P11">_screenHeight <text:span text:style-name="T15">The height of the screen</text:span></text:p>
      <text:p text:style-name="P11">_<text:span text:style-name="T53">deltaTime </text:span><text:span text:style-name="T13">Time </text:span><text:span text:style-name="T29">in seconds </text:span><text:span text:style-name="T13">since last </text:span><text:span text:style-name="T14">call of newFrame()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42:00.047000000</meta:creation-date>
    <dc:date>2014-10-05T17:40:28.428341782</dc:date>
    <meta:editing-duration>PT6H59M34S</meta:editing-duration>
    <meta:editing-cycles>81</meta:editing-cycles>
    <meta:generator>LibreOffice/4.2.6.3$Linux_X86_64 LibreOffice_project/420m0$Build-3</meta:generator>
    <meta:document-statistic meta:table-count="0" meta:image-count="0" meta:object-count="0" meta:page-count="5" meta:paragraph-count="145" meta:word-count="1054" meta:character-count="7094" meta:non-whitespace-character-count="5992"/>
  </office:meta>
</office:document-meta>
</file>